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77246941855128767"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7005353007964208607"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7875535658778550315"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281242034627315128"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В лунном свете постепенно стала видна картина разрушений. Кусок нижнего города от реки до второй линии домов канул в пропасть. Нижний и <text:soft-page-break/>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Селестии не регистрируется. Активируется протокол экстренной эвакуации пациента Селестии к Луне.</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предел охуевания был пройден в этот момент. Именно поэтому то, что я накинул хомут на «голову» экзоскелету, когда он проходил мимо меня, я расцениваю как исключительно рефлекторная деятельность четвёртой сигнальной системы моего организма.</text:p>
      <text:p text:style-name="P51"/>
      <text:p text:style-name="P83"><text:soft-page-break/><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text:soft-page-break/></text:p>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oft-page-break/><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text:soft-page-break/></text:h>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text:soft-page-break/>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oft-page-break/><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soft-page-break/>***</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7517663666538432839"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8228509" text:continue-numbering="true" text:style-name="L5">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232962"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215727"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oft-page-break/><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6540667202122369837"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8556013718235256906"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text:soft-page-break/>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text:soft-page-break/>–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text:soft-page-break/>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text:soft-page-break/>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text:soft-page-break/>–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628817196057991364"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oft-page-break/><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5T18:04:05.97</dc:date>
    <meta:editing-duration>P103DT1H50M12S</meta:editing-duration>
    <meta:editing-cycles>6326</meta:editing-cycles>
    <meta:generator>OpenOffice/4.1.1$Win32 OpenOffice.org_project/411m6$Build-9775</meta:generator>
    <dc:creator>макс </dc:creator>
    <meta:document-statistic meta:table-count="0" meta:image-count="0" meta:object-count="0" meta:page-count="189" meta:paragraph-count="3937" meta:word-count="89557" meta:character-count="571046"/>
  </office:meta>
</office:document-meta>
</file>